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text-indent="0in" style:auto-text-indent="false"/>
    </style:style>
    <style:style style:name="P2" style:family="paragraph" style:parent-style-name="Standard">
      <style:paragraph-properties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800000" loext:opacity="100%" style:font-name="Monospace" fo:font-size="10pt" fo:font-weight="bold" style:font-size-asian="10pt" style:font-weight-asian="bold"/>
    </style:style>
    <style:style style:name="T2" style:family="text">
      <style:text-properties fo:color="#000000" loext:opacity="100%" style:font-name="Monospace" fo:font-size="10pt" style:font-size-asian="10pt"/>
    </style:style>
    <style:style style:name="T3" style:family="text">
      <style:text-properties fo:color="#8e00c6" loext:opacity="100%" style:font-name="Monospace" fo:font-size="10pt" style:font-size-asian="10pt"/>
    </style:style>
    <style:style style:name="T4" style:family="text">
      <style:text-properties style:font-name="Monospace"/>
    </style:style>
    <style:style style:name="T5" style:family="text">
      <style:text-properties style:font-name="Monospace" fo:font-size="10pt" style:font-size-asian="10pt"/>
    </style:style>
    <style:style style:name="T6" style:family="text">
      <style:text-properties fo:color="#006464" loext:opacity="100%" style:font-name="Monospace" fo:font-size="10pt" style:font-size-asian="10pt"/>
    </style:style>
    <style:style style:name="T7" style:family="text">
      <style:text-properties fo:color="#ff0000" loext:opacity="100%" style:font-name="Monospace" fo:font-size="10pt" style:font-size-asian="10pt"/>
    </style:style>
    <style:style style:name="T8" style:family="text">
      <style:text-properties fo:color="#000080" loext:opacity="100%" style:font-name="Monospace" fo:font-size="10pt" fo:font-weight="bold" style:font-size-asian="10pt" style:font-weight-asian="bold"/>
    </style:style>
    <style:style style:name="T9" style:family="text">
      <style:text-properties fo:color="#000080" loext:opacity="100%" style:font-name="Monospace" fo:font-size="10pt" fo:font-weight="bold" officeooo:rsid="0010b1e9" style:font-size-asian="10pt" style:font-weight-asian="bold"/>
    </style:style>
    <style:style style:name="T10" style:family="text">
      <style:text-properties fo:color="#0000ff" loext:opacity="100%" style:font-name="Monospace" fo:font-size="10pt" style:font-size-asian="10pt"/>
    </style:style>
    <style:style style:name="T11" style:family="text">
      <style:text-properties fo:color="#008000" loext:opacity="100%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5"><text:span text:style-name="T1">create</text:span><text:span text:style-name="T2"> </text:span><text:span text:style-name="T1">table</text:span><text:span text:style-name="T2"> </text:span><text:span text:style-name="T1">if</text:span><text:span text:style-name="T2"> </text:span><text:span text:style-name="T1">not</text:span><text:span text:style-name="T2"> </text:span><text:span text:style-name="T1">exists</text:span><text:span text:style-name="T2"> </text:span><text:span text:style-name="T3">chats</text:span><text:span text:style-name="T2"> (</text:span></text:p>
      <text:p text:style-name="P1" loext:marker-style-name="T5"><text:span text:style-name="T6">id</text:span><text:span text:style-name="T2"> serial </text:span><text:span text:style-name="T1">primary</text:span><text:span text:style-name="T2"> </text:span><text:span text:style-name="T1">key</text:span></text:p>
      <text:p text:style-name="P1" loext:marker-style-name="T5"><text:span text:style-name="T2">)</text:span><text:span text:style-name="T7">;</text:span></text:p>
      <text:p text:style-name="P2" loext:marker-style-name="T5"/>
      <text:p text:style-name="P1" loext:marker-style-name="T5"><text:span text:style-name="T1">create</text:span><text:span text:style-name="T2"> </text:span><text:span text:style-name="T1">table</text:span><text:span text:style-name="T2"> </text:span><text:span text:style-name="T1">if</text:span><text:span text:style-name="T2"> </text:span><text:span text:style-name="T1">not</text:span><text:span text:style-name="T2"> </text:span><text:span text:style-name="T1">exists</text:span><text:span text:style-name="T2"> </text:span><text:span text:style-name="T3">users</text:span><text:span text:style-name="T2"> (</text:span></text:p>
      <text:p text:style-name="P1" loext:marker-style-name="T5"><text:span text:style-name="T6">id</text:span><text:span text:style-name="T2"> serial </text:span><text:span text:style-name="T1">primary</text:span><text:span text:style-name="T2"> </text:span><text:span text:style-name="T1">key</text:span><text:span text:style-name="T2">,</text:span></text:p>
      <text:p text:style-name="P1" loext:marker-style-name="T5"><text:span text:style-name="T6">login</text:span><text:span text:style-name="T2"> </text:span><text:span text:style-name="T8">varchar</text:span><text:span text:style-name="T2">(</text:span><text:span text:style-name="T10">3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6">name</text:span><text:span text:style-name="T2"> </text:span><text:span text:style-name="T8">varchar</text:span><text:span text:style-name="T2">(</text:span><text:span text:style-name="T10">3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6">email</text:span><text:span text:style-name="T2"> </text:span><text:span text:style-name="T8">varchar</text:span><text:span text:style-name="T2">(</text:span><text:span text:style-name="T10">100</text:span><text:span text:style-name="T2">),</text:span></text:p>
      <text:p text:style-name="P1" loext:marker-style-name="T5"><text:span text:style-name="T6">phone</text:span><text:span text:style-name="T2"> </text:span><text:span text:style-name="T8">varchar</text:span><text:span text:style-name="T2">(</text:span><text:span text:style-name="T10">100</text:span><text:span text:style-name="T2">)</text:span></text:p>
      <text:p text:style-name="P1" loext:marker-style-name="T5"><text:span text:style-name="T2">)</text:span><text:span text:style-name="T7">;</text:span></text:p>
      <text:p text:style-name="P2" loext:marker-style-name="T5"/>
      <text:p text:style-name="P1" loext:marker-style-name="T5"><text:span text:style-name="T1">create</text:span><text:span text:style-name="T2"> </text:span><text:span text:style-name="T1">table</text:span><text:span text:style-name="T2"> </text:span><text:span text:style-name="T1">if</text:span><text:span text:style-name="T2"> </text:span><text:span text:style-name="T1">not</text:span><text:span text:style-name="T2"> </text:span><text:span text:style-name="T1">exists</text:span><text:span text:style-name="T2"> </text:span><text:span text:style-name="T3">chatlist</text:span><text:span text:style-name="T2"> (</text:span></text:p>
      <text:p text:style-name="P1" loext:marker-style-name="T5"><text:span text:style-name="T6">user_id</text:span><text:span text:style-name="T2"> </text:span><text:span text:style-name="T8">integer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6">chat_id</text:span><text:span text:style-name="T2"> </text:span><text:span text:style-name="T8">integer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1">constraint</text:span><text:span text:style-name="T2"> user_id_fk </text:span><text:span text:style-name="T1">foreign</text:span><text:span text:style-name="T2"> </text:span><text:span text:style-name="T1">key</text:span><text:span text:style-name="T2"> (</text:span><text:span text:style-name="T6">user_id</text:span><text:span text:style-name="T2">) </text:span><text:span text:style-name="T1">references</text:span><text:span text:style-name="T2"> </text:span><text:span text:style-name="T3">users</text:span><text:span text:style-name="T2">(</text:span><text:span text:style-name="T6">id</text:span><text:span text:style-name="T2">),</text:span></text:p>
      <text:p text:style-name="P1" loext:marker-style-name="T5"><text:span text:style-name="T1">constraint</text:span><text:span text:style-name="T2"> chat_id_fk </text:span><text:span text:style-name="T1">foreign</text:span><text:span text:style-name="T2"> </text:span><text:span text:style-name="T1">key</text:span><text:span text:style-name="T2"> (</text:span><text:span text:style-name="T6">chat_id</text:span><text:span text:style-name="T2">) </text:span><text:span text:style-name="T1">references</text:span><text:span text:style-name="T2"> </text:span><text:span text:style-name="T3">chats</text:span><text:span text:style-name="T2">(</text:span><text:span text:style-name="T6">id</text:span><text:span text:style-name="T2">)</text:span></text:p>
      <text:p text:style-name="P1" loext:marker-style-name="T5"><text:span text:style-name="T2">)</text:span><text:span text:style-name="T7">;</text:span></text:p>
      <text:p text:style-name="P2" loext:marker-style-name="T5"/>
      <text:p text:style-name="P1" loext:marker-style-name="T5"><text:span text:style-name="T1">create</text:span><text:span text:style-name="T2"> </text:span><text:span text:style-name="T1">table</text:span><text:span text:style-name="T2"> <text:s/></text:span><text:span text:style-name="T1">if</text:span><text:span text:style-name="T2"> </text:span><text:span text:style-name="T1">not</text:span><text:span text:style-name="T2"> </text:span><text:span text:style-name="T1">exists</text:span><text:span text:style-name="T2"> </text:span><text:span text:style-name="T3">messages</text:span><text:span text:style-name="T2"> (</text:span></text:p>
      <text:p text:style-name="P1" loext:marker-style-name="T5"><text:span text:style-name="T6">id</text:span><text:span text:style-name="T2"> serial </text:span><text:span text:style-name="T1">primary</text:span><text:span text:style-name="T2"> </text:span><text:span text:style-name="T1">key</text:span><text:span text:style-name="T2">,</text:span></text:p>
      <text:p text:style-name="P1" loext:marker-style-name="T5"><text:span text:style-name="T6">chat_id</text:span><text:span text:style-name="T2"> </text:span><text:span text:style-name="T8">integer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6">sender_id</text:span><text:span text:style-name="T2"> </text:span><text:span text:style-name="T8">integer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6">message_text</text:span><text:span text:style-name="T2"> </text:span><text:span text:style-name="T8">text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6">create_date</text:span><text:span text:style-name="T2"> </text:span><text:span text:style-name="T8">date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6">time_stamp</text:span><text:span text:style-name="T2"> </text:span><text:span text:style-name="T9">bigint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1">constraint</text:span><text:span text:style-name="T2"> chat_id_fk </text:span><text:span text:style-name="T1">foreign</text:span><text:span text:style-name="T2"> </text:span><text:span text:style-name="T1">key</text:span><text:span text:style-name="T2"> (</text:span><text:span text:style-name="T6">chat_id</text:span><text:span text:style-name="T2">) </text:span><text:span text:style-name="T1">references</text:span><text:span text:style-name="T2"> </text:span><text:span text:style-name="T3">chats</text:span><text:span text:style-name="T2">(</text:span><text:span text:style-name="T6">id</text:span><text:span text:style-name="T2">),</text:span></text:p>
      <text:p text:style-name="P1" loext:marker-style-name="T5"><text:span text:style-name="T1">constraint</text:span><text:span text:style-name="T2"> sender_id_fk </text:span><text:span text:style-name="T1">foreign</text:span><text:span text:style-name="T2"> </text:span><text:span text:style-name="T1">key</text:span><text:span text:style-name="T2"> (</text:span><text:span text:style-name="T6">sender_id</text:span><text:span text:style-name="T2">) </text:span><text:span text:style-name="T1">references</text:span><text:span text:style-name="T2"> </text:span><text:span text:style-name="T3">users</text:span><text:span text:style-name="T2">(</text:span><text:span text:style-name="T6">id</text:span><text:span text:style-name="T2">)</text:span></text:p>
      <text:p text:style-name="P1" loext:marker-style-name="T5"><text:span text:style-name="T2">)</text:span><text:span text:style-name="T7">;</text:span></text:p>
      <text:p text:style-name="P2" loext:marker-style-name="T5"/>
      <text:p text:style-name="P1" loext:marker-style-name="T5"><text:span text:style-name="T1">create</text:span><text:span text:style-name="T2"> </text:span><text:span text:style-name="T1">table</text:span><text:span text:style-name="T2"> </text:span><text:span text:style-name="T1">if</text:span><text:span text:style-name="T2"> </text:span><text:span text:style-name="T1">not</text:span><text:span text:style-name="T2"> </text:span><text:span text:style-name="T1">exists</text:span><text:span text:style-name="T2"> </text:span><text:span text:style-name="T3">message_status</text:span><text:span text:style-name="T2"> (</text:span></text:p>
      <text:p text:style-name="P1" loext:marker-style-name="T5"><text:span text:style-name="T6">message_id</text:span><text:span text:style-name="T2"> </text:span><text:span text:style-name="T8">integer</text:span><text:span text:style-name="T2"> </text:span><text:span text:style-name="T1">not</text:span><text:span text:style-name="T2"> <text:s/></text:span><text:span text:style-name="T1">null</text:span><text:span text:style-name="T2">,</text:span></text:p>
      <text:p text:style-name="P1" loext:marker-style-name="T5"><text:span text:style-name="T6">chat_id</text:span><text:span text:style-name="T2"> </text:span><text:span text:style-name="T8">integer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6">user_id</text:span><text:span text:style-name="T2"> </text:span><text:span text:style-name="T8">integer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6">status</text:span><text:span text:style-name="T2"> </text:span><text:span text:style-name="T8">varchar</text:span><text:span text:style-name="T2">(</text:span><text:span text:style-name="T10">2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6">status_deleted</text:span><text:span text:style-name="T2"> </text:span><text:span text:style-name="T8">boolean</text:span><text:span text:style-name="T2"> </text:span><text:span text:style-name="T1">default</text:span><text:span text:style-name="T2"> </text:span><text:span text:style-name="T1">false</text:span><text:span text:style-name="T2">,</text:span></text:p>
      <text:p text:style-name="P1" loext:marker-style-name="T5"><text:span text:style-name="T1">constraint</text:span><text:span text:style-name="T2"> status_check </text:span><text:span text:style-name="T1">check</text:span><text:span text:style-name="T2"> (</text:span><text:span text:style-name="T6">status</text:span><text:span text:style-name="T2"> </text:span><text:span text:style-name="T1">in</text:span><text:span text:style-name="T2"> (</text:span><text:span text:style-name="T11">'NOT DELIVERED'</text:span><text:span text:style-name="T2">,</text:span><text:span text:style-name="T11">'DELIVERED'</text:span><text:span text:style-name="T2">, </text:span><text:span text:style-name="T11">'READ'</text:span><text:span text:style-name="T2">)),</text:span></text:p>
      <text:p text:style-name="P1" loext:marker-style-name="T5"><text:span text:style-name="T1">constraint</text:span><text:span text:style-name="T2"> message_id_fk </text:span><text:span text:style-name="T1">foreign</text:span><text:span text:style-name="T2"> </text:span><text:span text:style-name="T1">key</text:span><text:span text:style-name="T2"> (</text:span><text:span text:style-name="T6">message_id</text:span><text:span text:style-name="T2">) </text:span><text:span text:style-name="T1">references</text:span><text:span text:style-name="T2"> </text:span><text:span text:style-name="T3">messages</text:span><text:span text:style-name="T2">(</text:span><text:span text:style-name="T6">id</text:span><text:span text:style-name="T2">),</text:span></text:p>
      <text:p text:style-name="P1" loext:marker-style-name="T5"><text:span text:style-name="T1">constraint</text:span><text:span text:style-name="T2"> user_id_fk </text:span><text:span text:style-name="T1">foreign</text:span><text:span text:style-name="T2"> </text:span><text:span text:style-name="T1">key</text:span><text:span text:style-name="T2"> (</text:span><text:span text:style-name="T6">user_id</text:span><text:span text:style-name="T2">) </text:span><text:span text:style-name="T1">references</text:span><text:span text:style-name="T2"> </text:span><text:span text:style-name="T3">users</text:span><text:span text:style-name="T2">(</text:span><text:span text:style-name="T6">id</text:span><text:span text:style-name="T2">),</text:span></text:p>
      <text:p text:style-name="P1" loext:marker-style-name="T5"><text:span text:style-name="T1">constraint</text:span><text:span text:style-name="T2"> chat_id_fk </text:span><text:span text:style-name="T1">foreign</text:span><text:span text:style-name="T2"> </text:span><text:span text:style-name="T1">key</text:span><text:span text:style-name="T2"> (</text:span><text:span text:style-name="T6">chat_id</text:span><text:span text:style-name="T2">) </text:span><text:span text:style-name="T1">references</text:span><text:span text:style-name="T2"> </text:span><text:span text:style-name="T3">chats</text:span><text:span text:style-name="T2">(</text:span><text:span text:style-name="T6">id</text:span><text:span text:style-name="T2">)</text:span></text:p>
      <text:p text:style-name="P1" loext:marker-style-name="T5"><text:span text:style-name="T2">)</text:span><text:span text:style-name="T7">;</text:span></text:p>
      <text:p text:style-name="P2" loext:marker-style-name="T5"/>
      <text:p text:style-name="P1" loext:marker-style-name="T5"><text:span text:style-name="T1">create</text:span><text:span text:style-name="T2"> </text:span><text:span text:style-name="T1">table</text:span><text:span text:style-name="T2"> </text:span><text:span text:style-name="T1">if</text:span><text:span text:style-name="T2"> </text:span><text:span text:style-name="T1">not</text:span><text:span text:style-name="T2"> </text:span><text:span text:style-name="T1">exists</text:span><text:span text:style-name="T2"> </text:span><text:span text:style-name="T3">users_passhash</text:span><text:span text:style-name="T2"> (</text:span></text:p>
      <text:p text:style-name="P1" loext:marker-style-name="T5"><text:span text:style-name="T6">user_id</text:span><text:span text:style-name="T2"> </text:span><text:span text:style-name="T8">integer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6">password_hash</text:span><text:span text:style-name="T2"> </text:span><text:span text:style-name="T8">varchar</text:span><text:span text:style-name="T2">(</text:span><text:span text:style-name="T10">255</text:span><text:span text:style-name="T2">),</text:span></text:p>
      <text:p text:style-name="P1" loext:marker-style-name="T5"><text:span text:style-name="T1">constraint</text:span><text:span text:style-name="T2"> user_id_fk </text:span><text:span text:style-name="T1">foreign</text:span><text:span text:style-name="T2"> </text:span><text:span text:style-name="T1">key</text:span><text:span text:style-name="T2"> (</text:span><text:span text:style-name="T6">user_id</text:span><text:span text:style-name="T2">) </text:span><text:span text:style-name="T1">references</text:span><text:span text:style-name="T2"> </text:span><text:span text:style-name="T3">users</text:span><text:span text:style-name="T2">(</text:span><text:span text:style-name="T6">id</text:span><text:span text:style-name="T2">)</text:span></text:p>
      <text:p text:style-name="P1" loext:marker-style-name="T5"><text:span text:style-name="T2">)</text:span><text:span text:style-name="T7">;</text:span></text:p>
      <text:p text:style-name="P2" loext:marker-style-name="T5"/>
      <text:p text:style-name="P1" loext:marker-style-name="T5"><text:span text:style-name="T1">create</text:span><text:span text:style-name="T2"> </text:span><text:span text:style-name="T1">table</text:span><text:span text:style-name="T2"> </text:span><text:span text:style-name="T1">if</text:span><text:span text:style-name="T2"> </text:span><text:span text:style-name="T1">not</text:span><text:span text:style-name="T2"> </text:span><text:span text:style-name="T1">exists</text:span><text:span text:style-name="T2"> participants (</text:span></text:p>
      <text:p text:style-name="P1" loext:marker-style-name="T5"><text:span text:style-name="T2">chat_id </text:span><text:span text:style-name="T8">integer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2">user_id </text:span><text:span text:style-name="T8">integer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2">last_read_message_id </text:span><text:span text:style-name="T8">integer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 loext:marker-style-name="T5"><text:span text:style-name="T2">deleted_from_chat </text:span><text:span text:style-name="T8">boolean</text:span><text:span text:style-name="T2"> </text:span><text:span text:style-name="T1">default</text:span><text:span text:style-name="T2"> </text:span><text:span text:style-name="T1">false</text:span><text:span text:style-name="T2">,</text:span></text:p>
      <text:p text:style-name="P1" loext:marker-style-name="T5"><text:span text:style-name="T1">constraint</text:span><text:span text:style-name="T2"> chat_id_fk </text:span><text:span text:style-name="T1">foreign</text:span><text:span text:style-name="T2"> </text:span><text:span text:style-name="T1">key</text:span><text:span text:style-name="T2"> (chat_id) </text:span><text:span text:style-name="T1">references</text:span><text:span text:style-name="T2"> chats(id),</text:span></text:p>
      <text:p text:style-name="P1" loext:marker-style-name="T5"><text:span text:style-name="T1">constraint</text:span><text:span text:style-name="T2"> user_id_fk </text:span><text:span text:style-name="T1">foreign</text:span><text:span text:style-name="T2"> </text:span><text:span text:style-name="T1">key</text:span><text:span text:style-name="T2"> (user_id) </text:span><text:span text:style-name="T1">references</text:span><text:span text:style-name="T2"> users(id),</text:span></text:p>
      <text:p text:style-name="P1" loext:marker-style-name="T5"><text:span text:style-name="T1">constraint</text:span><text:span text:style-name="T2"> message_id_fk </text:span><text:span text:style-name="T1">foreign</text:span><text:span text:style-name="T2"> </text:span><text:span text:style-name="T1">key</text:span><text:span text:style-name="T2"> (last_read_message_id) </text:span><text:span text:style-name="T1">references</text:span><text:span text:style-name="T2"> messages(id)</text:span></text:p>
      <text:p text:style-name="P1" loext:marker-style-name="T4"><text:span text:style-name="T2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21:54:04.638649843</meta:creation-date>
    <dc:date>2025-08-09T23:40:48.413056588</dc:date>
    <meta:editing-duration>PT51M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51" meta:word-count="235" meta:character-count="1766" meta:non-whitespace-character-count="1580"/>
  </office:meta>
</office:document-meta>
</file>